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kmark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mark.showChild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mark.getExternal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mark.getInternal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mark.getChildBookmar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mark.getBookmarkTit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mark.endOf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okmark.bind( PropertyList p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ookmark.validateChildNode( Locator loc , String nsURI , String local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ookmark.Bookmark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mark.addChildNode( FONode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ookmark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